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5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6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0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Основные понятия</text:h>
      <text:list text:style-name="L1">
        <text:list-item>
          <text:p text:style-name="P3"><text:span text:style-name="Strong_20_Emphasis">Что такое отладчик и для чего он используется?</text:span></text:p>
          <text:p text:style-name="P3">Отладчик (debugger) - это инструмент, используемый для поиска и исправления ошибок (багов) в программном коде. Он позволяет разработчику контролировать выполнение программы, анализировать ее поведение и выявлять причины возникновения ошибок. Отладчик предоставляет возможности пошагового выполнения кода, просмотра значений переменных, установки точек останова и анализа потока выполнения.</text:p>
        </text:list-item>
        <text:list-item>
          <text:p text:style-name="P3"><text:span text:style-name="Strong_20_Emphasis">В чем разница между отладчиком и дизассемблером?</text:span></text:p>
          <text:list>
            <text:list-item>
              <text:p text:style-name="P2"><text:span text:style-name="Strong_20_Emphasis">Отладчик:</text:span> Используется для анализа работающей программы. Он позволяет исследовать состояние программы в реальном времени, контролировать ее выполнение и изменять его. Работает с исходным кодом или отладочной информацией.</text:p>
            </text:list-item>
            <text:list-item>
              <text:p text:style-name="P2"><text:span text:style-name="Strong_20_Emphasis">Дизассемблер:</text:span> Преобразует машинный код (набор инструкций процессора) в более читаемый формат, такой как ассемблер. Он позволяет понять логику работы программы, даже если у вас нет исходного кода. Дизассемблеры анализируют исполняемые файлы или загруженные в память участки кода.</text:p>
            </text:list-item>
          </text:list>
        </text:list-item>
        <text:list-item>
          <text:p text:style-name="P3"><text:span text:style-name="Strong_20_Emphasis">Какие типы ошибок можно найти с помощью отладчика?</text:span></text:p>
          <text:p text:style-name="P3">Отладчик позволяет выявлять широкий спектр ошибок, включая:</text:p>
          <text:list>
            <text:list-item>
              <text:p text:style-name="P2">Логические ошибки (неправильное выполнение алгоритма)</text:p>
            </text:list-item>
            <text:list-item>
              <text:p text:style-name="P2">Ошибки времени выполнения (например, деление на ноль, выход за границы массива)</text:p>
            </text:list-item>
            <text:list-item>
              <text:p text:style-name="P2">Ошибки управления потоком (неправильное использование циклов, условий)</text:p>
            </text:list-item>
            <text:list-item>
              <text:p text:style-name="P2">Ошибки доступа к данным (неправильная работа с указателями, утечки памяти)</text:p>
            </text:list-item>
            <text:list-item>
              <text:p text:style-name="P2">Ошибки взаимодействия с другими компонентами системы (например, сетевые ошибки)</text:p>
            </text:list-item>
          </text:list>
        </text:list-item>
        <text:list-item>
          <text:p text:style-name="P3"><text:span text:style-name="Strong_20_Emphasis">Что такое точка останова (breakpoint)?</text:span></text:p>
          <text:p text:style-name="P3">Точка останова (breakpoint) - это указание отладчику приостановить выполнение программы в определенной строке кода. Это позволяет разработчику исследовать состояние программы в конкретный момент времени, просматривать значения переменных и анализировать дальнейшее поведение программы.</text:p>
        </text:list-item>
      </text:list>
      <text:p text:style-name="Horizontal_20_Line"/>
      <text:h text:style-name="P1" text:outline-level="3">2. Работа с отладчиком</text:h>
      <text:list text:style-name="L2">
        <text:list-item>
          <text:p text:style-name="P5"><text:span text:style-name="Strong_20_Emphasis">Как запустить программу в режиме отладки в Visual Studio?</text:span></text:p>
          <text:p text:style-name="P5">В Visual Studio:</text:p>
          <text:list>
            <text:list-item>
              <text:p text:style-name="P4">Сначала откройте ваш проект.</text:p>
            </text:list-item>
            <text:list-item>
              <text:p text:style-name="P4"><text:soft-page-break/>Установите точку останова (щелкните мышью на серой полосе слева от строки кода).</text:p>
            </text:list-item>
            <text:list-item>
              <text:p text:style-name="P4">Выберите пункт меню “Отладка” -&gt; “Начать отладку” или нажмите клавишу F5.</text:p>
            </text:list-item>
            <text:list-item>
              <text:p text:style-name="P4">Или просто нажмите кнопку “Старт” с значком отладки (обычно зеленая кнопка).</text:p>
            </text:list-item>
            <text:list-item>
              <text:p text:style-name="P4">Также можно подключиться к уже запущенному процессу (если программа уже запущена).</text:p>
            </text:list-item>
          </text:list>
        </text:list-item>
        <text:list-item>
          <text:p text:style-name="P5"><text:span text:style-name="Strong_20_Emphasis">Какие основные команды отладчика вы знаете (Step Into, Step Over, Continue)?</text:span></text:p>
          <text:list>
            <text:list-item>
              <text:p text:style-name="P4"><text:span text:style-name="Strong_20_Emphasis">Step Into (Шаг с заходом) - F11:</text:span> Выполняет текущую строку кода. Если в строке находится вызов функции, отладчик переходит внутрь этой функции.</text:p>
            </text:list-item>
            <text:list-item>
              <text:p text:style-name="P4"><text:span text:style-name="Strong_20_Emphasis">Step Over (Шаг с обходом) - F10:</text:span> Выполняет текущую строку кода, но не заходит в вызванные функции. Если в строке находится вызов функции, отладчик выполнит эту функцию, но перейдет к следующей строке кода в текущей функции.</text:p>
            </text:list-item>
            <text:list-item>
              <text:p text:style-name="P4"><text:span text:style-name="Strong_20_Emphasis">Continue (Продолжить) - F5:</text:span> Продолжает выполнение программы до следующей точки останова или до завершения программы.</text:p>
            </text:list-item>
          </text:list>
        </text:list-item>
        <text:list-item>
          <text:p text:style-name="P5"><text:span text:style-name="Strong_20_Emphasis">Как просмотреть значения переменных во время отладки?</text:span></text:p>
          <text:p text:style-name="P5">В отладчике (например, Visual Studio или VS Code):</text:p>
          <text:list>
            <text:list-item>
              <text:p text:style-name="P4"><text:span text:style-name="Strong_20_Emphasis">Авто:</text:span> Автоматически показывает значения переменных, находящихся в текущей области видимости.</text:p>
            </text:list-item>
            <text:list-item>
              <text:p text:style-name="P4"><text:span text:style-name="Strong_20_Emphasis">Локальные переменные:</text:span> Отдельное окно, где отображаются значения локальных переменных текущей функции.</text:p>
            </text:list-item>
            <text:list-item>
              <text:p text:style-name="P4"><text:span text:style-name="Strong_20_Emphasis">Watch-окно:</text:span> Позволяет добавить переменные и выражения для отслеживания, независимо от области видимости.</text:p>
            </text:list-item>
            <text:list-item>
              <text:p text:style-name="P4"><text:span text:style-name="Strong_20_Emphasis">Просто навести курсор на переменную:</text:span> В некоторых отладчиках можно навести курсор на переменную в исходном коде, чтобы увидеть ее текущее значение.</text:p>
            </text:list-item>
          </text:list>
        </text:list-item>
        <text:list-item>
          <text:p text:style-name="P5"><text:span text:style-name="Strong_20_Emphasis">Что такое Watch-окно в отладчике? Как его использовать?</text:span></text:p>
          <text:p text:style-name="P5">Watch-окно (окно наблюдения) позволяет отслеживать значения конкретных переменных и выражений во время отладки. Вы можете добавить переменные или сложные выражения (например, <text:span text:style-name="Source_20_Text"><text:span text:style-name="T1">arr[i] + 5</text:span></text:span>) в это окно, чтобы следить за их значениями на каждой итерации или при выполнении определенных условий. Watch-окно позволяет сосредоточиться на важных переменных и упрощает анализ сложных участков кода. В Visual Studio, чтобы добавить в Watch-окно, нужно правой кнопкой мыши кликнуть на переменной, и выбрать “Add Watch”.</text:p>
        </text:list-item>
        <text:list-item>
          <text:p text:style-name="P5"><text:span text:style-name="Strong_20_Emphasis">Как отладить программу, если она падает без сообщения об ошибке?</text:span></text:p>
          <text:list>
            <text:list-item>
              <text:p text:style-name="P4"><text:span text:style-name="Strong_20_Emphasis">Установите точки останова:</text:span> Разместите точки останова в начале, середине и в ключевых частях кода (в циклах, после вызовов функций и т.д.).</text:p>
            </text:list-item>
            <text:list-item>
              <text:p text:style-name="P4"><text:soft-page-break/><text:span text:style-name="Strong_20_Emphasis">Пошаговое выполнение:</text:span> Запустите программу в режиме отладки и используйте Step Over или Step Into, чтобы пройти по коду и найти место, где происходит сбой.</text:p>
            </text:list-item>
            <text:list-item>
              <text:p text:style-name="P4"><text:span text:style-name="Strong_20_Emphasis">Анализ переменных:</text:span> Просматривайте значения переменных в Watch-окне, чтобы определить, что пошло не так.</text:p>
            </text:list-item>
            <text:list-item>
              <text:p text:style-name="P4"><text:span text:style-name="Strong_20_Emphasis">Проверьте логику:</text:span> Тщательно проанализируйте логику работы программы, чтобы понять, почему она падает.</text:p>
            </text:list-item>
            <text:list-item>
              <text:p text:style-name="P4"><text:span text:style-name="Strong_20_Emphasis">Проверьте память:</text:span> Если программа работает с памятью (указатели), убедитесь, что нет ошибок доступа к памяти (например, переполнение буфера, висячие указатели).</text:p>
            </text:list-item>
            <text:list-item>
              <text:p text:style-name="P5"><text:span text:style-name="Strong_20_Emphasis">Смотрите на стек вызовов (Call Stack):</text:span> Помогает понять, откуда была вызвана функция, в которой произошел сбой.</text:p>
            </text:list-item>
          </text:list>
        </text:list-item>
      </text:list>
      <text:p text:style-name="Horizontal_20_Line"/>
      <text:h text:style-name="P1" text:outline-level="3">3. Дизассемблирование и анализ кода</text:h>
      <text:list text:style-name="L3">
        <text:list-item>
          <text:p text:style-name="P7"><text:span text:style-name="Strong_20_Emphasis">Что такое дизассемблер и какие задачи он решает?</text:span></text:p>
          <text:p text:style-name="P7">Дизассемблер - это инструмент, который преобразует машинный код (набор инструкций процессора, обычно представленный в виде шестнадцатеричных кодов) в более понятный формат, такой как ассемблерный код. Дизассемблер позволяет анализировать код, даже если у вас нет исходного кода. Он решает следующие задачи:</text:p>
          <text:list>
            <text:list-item>
              <text:p text:style-name="P6"><text:span text:style-name="Strong_20_Emphasis">Анализ логики программы:</text:span> Понимание алгоритмов и структуры программы.</text:p>
            </text:list-item>
            <text:list-item>
              <text:p text:style-name="P6"><text:span text:style-name="Strong_20_Emphasis">Поиск уязвимостей:</text:span> Обнаружение потенциальных уязвимостей, таких как переполнение буфера.</text:p>
            </text:list-item>
            <text:list-item>
              <text:p text:style-name="P6"><text:span text:style-name="Strong_20_Emphasis">Реверс-инжиниринг:</text:span> Восстановление логики работы программы, алгоритмов и структуры данных.</text:p>
            </text:list-item>
            <text:list-item>
              <text:p text:style-name="P6"><text:span text:style-name="Strong_20_Emphasis">Изучение вредоносного ПО:</text:span> Анализ поведения вредоносных программ.</text:p>
            </text:list-item>
            <text:list-item>
              <text:p text:style-name="P6"><text:span text:style-name="Strong_20_Emphasis">Модификация программ:</text:span> Внесение изменений в существующие программы (в основном, исправление багов, нелегально, разумеется).</text:p>
            </text:list-item>
          </text:list>
        </text:list-item>
        <text:list-item>
          <text:p text:style-name="P7"><text:span text:style-name="Strong_20_Emphasis">Какие популярные дизассемблеры вы знаете? (Ghidra, IDA Pro, radare2)</text:span></text:p>
          <text:list>
            <text:list-item>
              <text:p text:style-name="P6"><text:span text:style-name="Strong_20_Emphasis">Ghidra:</text:span> Бесплатный и мощный дизассемблер, разработанный Агентством национальной безопасности США (NSA). Поддерживает множество платформ и форматов файлов, имеет богатый набор инструментов для анализа кода.</text:p>
            </text:list-item>
            <text:list-item>
              <text:p text:style-name="P6"><text:span text:style-name="Strong_20_Emphasis">IDA Pro:</text:span> Профессиональный и самый популярный дизассемблер, широко используемый в индустрии информационной безопасности. Обладает обширным функционалом, но является платным.</text:p>
            </text:list-item>
            <text:list-item>
              <text:p text:style-name="P6"><text:span text:style-name="Strong_20_Emphasis">radare2:</text:span> Бесплатный, кроссплатформенный дизассемблер с открытым исходным кодом, ориентированный на автоматизацию анализа. Имеет мощный скриптовый интерфейс.</text:p>
            </text:list-item>
          </text:list>
        </text:list-item>
        <text:list-item>
          <text:p text:style-name="P7"><text:span text:style-name="Strong_20_Emphasis">Как найти функцию </text:span><text:span text:style-name="Strong_20_Emphasis"><text:span text:style-name="Source_20_Text"><text:span text:style-name="T1">main</text:span></text:span></text:span><text:span text:style-name="Strong_20_Emphasis"> в дизассемблированной программе?</text:span></text:p>
          <text:p text:style-name="P7"><text:soft-page-break/>Функция <text:span text:style-name="Source_20_Text"><text:span text:style-name="T1">main</text:span></text:span> - это точка входа в программу (в C/C++, обычно). В дизассемблированном коде она может быть названа <text:span text:style-name="Source_20_Text"><text:span text:style-name="T1">main</text:span></text:span>, <text:span text:style-name="Source_20_Text"><text:span text:style-name="T1">WinMain</text:span></text:span> (для Windows GUI приложений), или иметь другое имя.</text:p>
          <text:list>
            <text:list-item>
              <text:p text:style-name="P6"><text:span text:style-name="Strong_20_Emphasis">Ищите по названию:</text:span> Просто ищите функцию с именем <text:span text:style-name="Source_20_Text"><text:span text:style-name="T1">main</text:span></text:span>.</text:p>
            </text:list-item>
            <text:list-item>
              <text:p text:style-name="P6"><text:span text:style-name="Strong_20_Emphasis">Анализируйте точку входа (Entry Point):</text:span> Дизассемблер обычно указывает точку входа в программу. В ней будет происходить первый вызов функций, которые составляют логику программы.</text:p>
            </text:list-item>
            <text:list-item>
              <text:p text:style-name="P6"><text:span text:style-name="Strong_20_Emphasis">Ищите вызовы стандартных функций:</text:span> Внутри <text:span text:style-name="Source_20_Text"><text:span text:style-name="T1">main</text:span></text:span> обычно будут вызываться стандартные функции ввода/вывода (printf, scanf) или функции, используемые для обработки аргументов командной строки.</text:p>
            </text:list-item>
          </text:list>
        </text:list-item>
        <text:list-item>
          <text:p text:style-name="P7"><text:span text:style-name="Strong_20_Emphasis">Как дизассемблер помогает найти проверку пароля в программе?</text:span></text:p>
          <text:p text:style-name="P7">Дизассемблер может помочь найти проверку пароля следующим образом:</text:p>
          <text:list>
            <text:list-item>
              <text:p text:style-name="P6"><text:span text:style-name="Strong_20_Emphasis">Поиск строк:</text:span> Поиск строк, содержащих слова “password”, “login”, “authenticate”, “incorrect” и т.д.</text:p>
            </text:list-item>
            <text:list-item>
              <text:p text:style-name="P6"><text:span text:style-name="Strong_20_Emphasis">Анализ логики сравнения:</text:span> Найдите участки кода, где происходит сравнение введенного пароля с сохраненным значением (например, с использованием функций <text:span text:style-name="Source_20_Text"><text:span text:style-name="T1">strcmp</text:span></text:span>, <text:span text:style-name="Source_20_Text"><text:span text:style-name="T1">memcmp</text:span></text:span>).</text:p>
            </text:list-item>
            <text:list-item>
              <text:p text:style-name="P6"><text:span text:style-name="Strong_20_Emphasis">Анализ криптографических функций:</text:span> Если программа использует шифрование для хранения или проверки паролей, ищите вызовы криптографических функций (например, <text:span text:style-name="Source_20_Text"><text:span text:style-name="T1">MD5</text:span></text:span>, <text:span text:style-name="Source_20_Text"><text:span text:style-name="T1">SHA1</text:span></text:span>, <text:span text:style-name="Source_20_Text"><text:span text:style-name="T1">AES</text:span></text:span>).</text:p>
            </text:list-item>
            <text:list-item>
              <text:p text:style-name="P6"><text:span text:style-name="Strong_20_Emphasis">Анализ ветвлений (if/else):</text:span> Ищите блоки кода, которые выполняются в зависимости от результата проверки пароля (например, отображение сообщения об ошибке или предоставление доступа).</text:p>
            </text:list-item>
          </text:list>
        </text:list-item>
        <text:list-item>
          <text:p text:style-name="P7"><text:span text:style-name="Strong_20_Emphasis">Как определить, какие библиотеки использует программа?</text:span></text:p>
          <text:list>
            <text:list-item>
              <text:p text:style-name="P6"><text:span text:style-name="Strong_20_Emphasis">Анализ импорта (Import Table):</text:span> Большинство дизассемблеров показывают список библиотек, которые использует программа. В этом списке указаны библиотеки (.dll в Windows, .so в Linux) и имена функций, которые программа импортирует из этих библиотек.</text:p>
            </text:list-item>
            <text:list-item>
              <text:p text:style-name="P6"><text:span text:style-name="Strong_20_Emphasis">Поиск известных функций:</text:span> Анализируйте код на наличие вызовов известных функций из библиотек (например, <text:span text:style-name="Source_20_Text"><text:span text:style-name="T1">printf</text:span></text:span> из <text:span text:style-name="Source_20_Text"><text:span text:style-name="T1">libc</text:span></text:span>, <text:span text:style-name="Source_20_Text"><text:span text:style-name="T1">MessageBox</text:span></text:span> из <text:span text:style-name="Source_20_Text"><text:span text:style-name="T1">user32.dll</text:span></text:span>).</text:p>
            </text:list-item>
            <text:list-item>
              <text:p text:style-name="P7"><text:span text:style-name="Strong_20_Emphasis">Анализ зависимостей:</text:span> Дизассемблеры часто позволяют посмотреть зависимости файлов (какие DLL или SO нужны).</text:p>
            </text:list-item>
          </text:list>
        </text:list-item>
      </text:list>
      <text:p text:style-name="Horizontal_20_Line"/>
      <text:h text:style-name="P1" text:outline-level="3">4. Практическое применение</text:h>
      <text:list text:style-name="L4">
        <text:list-item>
          <text:p text:style-name="P9"><text:span text:style-name="Strong_20_Emphasis">Как с помощью отладчика найти ошибку “деление на ноль”?</text:span></text:p>
          <text:list>
            <text:list-item>
              <text:p text:style-name="P8"><text:span text:style-name="Strong_20_Emphasis">Установите точку останова:</text:span> Установите точку останова непосредственно перед операцией деления.</text:p>
            </text:list-item>
            <text:list-item>
              <text:p text:style-name="P8"><text:span text:style-name="Strong_20_Emphasis">Проверьте значение делителя:</text:span> В Watch-окне или окне просмотра переменных, проверьте значение делителя.</text:p>
            </text:list-item>
            <text:list-item>
              <text:p text:style-name="P8"><text:soft-page-break/><text:span text:style-name="Strong_20_Emphasis">Пошаговое выполнение:</text:span> Используйте Step Over или Step Into, чтобы выполнить операцию деления.</text:p>
            </text:list-item>
            <text:list-item>
              <text:p text:style-name="P9"><text:span text:style-name="Strong_20_Emphasis">Проанализируйте результат:</text:span> Если делитель равен нулю, отладчик покажет ошибку времени выполнения (“Division by zero”).</text:p>
            </text:list-item>
          </text:list>
        </text:list-item>
      </text:list>
      <text:p text:style-name="Horizontal_20_Line"/>
      <text:h text:style-name="P1" text:outline-level="3">5. Обратная разработка (Reverse Engineering)</text:h>
      <text:list text:style-name="L5">
        <text:list-item>
          <text:p text:style-name="P11"><text:span text:style-name="Strong_20_Emphasis">Как восстановить алгоритм программы, если у вас нет исходного кода?</text:span></text:p>
          <text:list>
            <text:list-item>
              <text:p text:style-name="P10"><text:span text:style-name="Strong_20_Emphasis">Дизассемблирование:</text:span> Используйте дизассемблер (Ghidra, IDA Pro, radare2) для получения ассемблерного кода.</text:p>
            </text:list-item>
            <text:list-item>
              <text:p text:style-name="P10"><text:span text:style-name="Strong_20_Emphasis">Анализ кода:</text:span> Изучите ассемблерный код, чтобы понять логику работы программы.</text:p>
            </text:list-item>
            <text:list-item>
              <text:p text:style-name="P10"><text:span text:style-name="Strong_20_Emphasis">Идентификация функций:</text:span> Определите, какие функции выполняют ключевые задачи (например, ввод данных, обработка данных, вывод результатов).</text:p>
            </text:list-item>
            <text:list-item>
              <text:p text:style-name="P10"><text:span text:style-name="Strong_20_Emphasis">Анализ потока управления:</text:span> Определите последовательность выполнения команд, используя условные переходы и циклы.</text:p>
            </text:list-item>
            <text:list-item>
              <text:p text:style-name="P10"><text:span text:style-name="Strong_20_Emphasis">Идентификация данных:</text:span> Определите, какие данные используются программой и как они обрабатываются.</text:p>
            </text:list-item>
            <text:list-item>
              <text:p text:style-name="P10"><text:span text:style-name="Strong_20_Emphasis">Восстановление алгоритма:</text:span> На основе анализа кода и данных, воссоздайте алгоритм работы программы.</text:p>
            </text:list-item>
          </text:list>
        </text:list-item>
        <text:list-item>
          <text:p text:style-name="P11"><text:span text:style-name="Strong_20_Emphasis">Как найти ключевые функции в дизассемблированной программе?</text:span></text:p>
          <text:list>
            <text:list-item>
              <text:p text:style-name="P10"><text:span text:style-name="Strong_20_Emphasis">Поиск по строкам:</text:span> Найдите строки, содержащие ключевые слова (например, “error”, “password”, “decrypt”, “file”).</text:p>
            </text:list-item>
            <text:list-item>
              <text:p text:style-name="P10"><text:span text:style-name="Strong_20_Emphasis">Анализ перекрестных ссылок (cross-references):</text:span> Ищите функции, которые вызывают другие функции, связанные с вашими ключевыми словами.</text:p>
            </text:list-item>
            <text:list-item>
              <text:p text:style-name="P10"><text:span text:style-name="Strong_20_Emphasis">Анализ структуры кода:</text:span> Определите функции, которые выполняют сложные вычисления, работу с сетью или файлами.</text:p>
            </text:list-item>
            <text:list-item>
              <text:p text:style-name="P10"><text:span text:style-name="Strong_20_Emphasis">Изучение импорта (Import Table):</text:span> Определите функции, импортируемые из внешних библиотек.</text:p>
            </text:list-item>
          </text:list>
        </text:list-item>
        <text:list-item>
          <text:p text:style-name="P11"><text:span text:style-name="Strong_20_Emphasis">Как определить, использует ли программа шифрование?</text:span></text:p>
          <text:list>
            <text:list-item>
              <text:p text:style-name="P10"><text:span text:style-name="Strong_20_Emphasis">Поиск криптографических функций:</text:span> Ищите вызовы известных криптографических функций (например, <text:span text:style-name="Source_20_Text"><text:span text:style-name="T1">AES_encrypt</text:span></text:span>, <text:span text:style-name="Source_20_Text"><text:span text:style-name="T1">DES_decrypt</text:span></text:span>, <text:span text:style-name="Source_20_Text"><text:span text:style-name="T1">SHA1</text:span></text:span>, <text:span text:style-name="Source_20_Text"><text:span text:style-name="T1">MD5</text:span></text:span>, <text:span text:style-name="Source_20_Text"><text:span text:style-name="T1">RSA_encrypt</text:span></text:span>).</text:p>
            </text:list-item>
            <text:list-item>
              <text:p text:style-name="P10"><text:span text:style-name="Strong_20_Emphasis">Анализ констант:</text:span> Ищите большие случайные числа или сложные константы, которые могут использоваться в криптографических операциях.</text:p>
            </text:list-item>
            <text:list-item>
              <text:p text:style-name="P10"><text:span text:style-name="Strong_20_Emphasis">Поиск ключевых строк:</text:span> Ищите строки, содержащие “key”, “password”, “encrypted” и т.д.</text:p>
            </text:list-item>
            <text:list-item>
              <text:p text:style-name="P10"><text:span text:style-name="Strong_20_Emphasis">Анализ структуры данных:</text:span> Ищите структуры данных, которые могут использоваться для хранения ключей или зашифрованных данных.</text:p>
            </text:list-item>
          </text:list>
        </text:list-item>
        <text:list-item>
          <text:p text:style-name="P11"><text:span text:style-name="Strong_20_Emphasis">Как проанализировать вредоносное ПО с помощью дизассемблера?</text:span></text:p>
          <text:list>
            <text:list-item>
              <text:p text:style-name="P10"><text:soft-page-break/><text:span text:style-name="Strong_20_Emphasis">Первичный анализ:</text:span></text:p>
              <text:list>
                <text:list-item>
                  <text:p text:style-name="P10">Запустите вредоносную программу в безопасной среде (виртуальной машине).</text:p>
                </text:list-item>
                <text:list-item>
                  <text:p text:style-name="P10">Используйте дизассемблер (Ghidra, IDA Pro) для загрузки исполняемого файла.</text:p>
                </text:list-item>
                <text:list-item>
                  <text:p text:style-name="P10">Изучите импорт (Import Table), чтобы определить, какие библиотеки использует вредонос.</text:p>
                </text:list-item>
                <text:list-item>
                  <text:p text:style-name="P10">Найдите точку входа (Entry Point) и начните анализ с нее.</text:p>
                </text:list-item>
              </text:list>
            </text:list-item>
            <text:list-item>
              <text:p text:style-name="P10"><text:span text:style-name="Strong_20_Emphasis">Анализ поведения:</text:span></text:p>
              <text:list>
                <text:list-item>
                  <text:p text:style-name="P10">Определите основные функции, которые выполняют вредоносные действия (например, загрузка файлов, отправка данных, шифрование).</text:p>
                </text:list-item>
                <text:list-item>
                  <text:p text:style-name="P10">Изучите логику работы этих функций.</text:p>
                </text:list-item>
                <text:list-item>
                  <text:p text:style-name="P10">Проанализируйте строки, которые используются вредоносом (например, для связи с командным сервером).</text:p>
                </text:list-item>
              </text:list>
            </text:list-item>
            <text:list-item>
              <text:p text:style-name="P10"><text:span text:style-name="Strong_20_Emphasis">Обнаружение вредоносных действий:</text:span></text:p>
              <text:list>
                <text:list-item>
                  <text:p text:style-name="P10">Определите, какие данные собирает вредонос.</text:p>
                </text:list-item>
                <text:list-item>
                  <text:p text:style-name="P10">Определите, куда отправляются данные.</text:p>
                </text:list-item>
                <text:list-item>
                  <text:p text:style-name="P10">Определите, какие файлы создаются или изменяются.</text:p>
                </text:list-item>
              </text:list>
            </text:list-item>
            <text:list-item>
              <text:p text:style-name="P10"><text:span text:style-name="Strong_20_Emphasis">Динамический анализ (с использованием отладчика):</text:span></text:p>
              <text:list>
                <text:list-item>
                  <text:p text:style-name="P10">Запустите вредонос в отладчике.</text:p>
                </text:list-item>
                <text:list-item>
                  <text:p text:style-name="P10">Установите точки останова в ключевых местах (например, перед вызовами сетевых функций).</text:p>
                </text:list-item>
                <text:list-item>
                  <text:p text:style-name="P11">Проследите за значениями переменных.</text:p>
                </text:list-item>
              </text:list>
            </text:list-item>
          </text:list>
        </text:list-item>
      </text:list>
      <text:p text:style-name="Horizontal_20_Line"/>
      <text:h text:style-name="P1" text:outline-level="3">6. Дополнительные вопросы</text:h>
      <text:list text:style-name="L6">
        <text:list-item>
          <text:p text:style-name="P13"><text:span text:style-name="Strong_20_Emphasis">В чем разница между статическим и динамическим анализом?</text:span></text:p>
          <text:list>
            <text:list-item>
              <text:p text:style-name="P12"><text:span text:style-name="Strong_20_Emphasis">Статический анализ:</text:span> Анализ кода без его выполнения. Используется для поиска ошибок, уязвимостей и определения структуры кода. Осуществляется с использованием инструментов анализа кода (например, линтеры, статические анализаторы).</text:p>
            </text:list-item>
            <text:list-item>
              <text:p text:style-name="P12"><text:span text:style-name="Strong_20_Emphasis">Динамический анализ:</text:span> Анализ кода во время его выполнения. Используется для тестирования, отладки и мониторинга производительности. Осуществляется с использованием отладчиков, профилировщиков и других инструментов.</text:p>
            </text:list-item>
          </text:list>
        </text:list-item>
        <text:list-item>
          <text:p text:style-name="P13"><text:span text:style-name="Strong_20_Emphasis">Какие этические аспекты нужно учитывать при работе с дизассемблерами и отладчиками?</text:span></text:p>
          <text:p text:style-name="P13">При работе с дизассемблерами и отладчиками необходимо соблюдать следующие этические принципы:</text:p>
          <text:list>
            <text:list-item>
              <text:p text:style-name="P12"><text:span text:style-name="Strong_20_Emphasis">Законность:</text:span> Нельзя использовать эти инструменты для взлома программного обеспечения, получения несанкционированного доступа к данным или распространения вредоносного ПО.</text:p>
            </text:list-item>
            <text:list-item>
              <text:p text:style-name="P12"><text:soft-page-break/><text:span text:style-name="Strong_20_Emphasis">Согласие:</text:span> Если вы анализируете программу, принадлежащую другому лицу или организации, необходимо получить разрешение.</text:p>
            </text:list-item>
            <text:list-item>
              <text:p text:style-name="P12"><text:span text:style-name="Strong_20_Emphasis">Уважение к интеллектуальной собственности:</text:span> Нельзя использовать результаты анализа для нарушения авторских прав или создания производных работ, если это не разрешено.</text:p>
            </text:list-item>
            <text:list-item>
              <text:p text:style-name="P12"><text:span text:style-name="Strong_20_Emphasis">Ответственность:</text:span> Использование этих инструментов должно быть направлено на легитимные цели, такие как изучение, улучшение безопасности или исправление ошибок.</text:p>
            </text:list-item>
            <text:list-item>
              <text:p text:style-name="P13"><text:span text:style-name="Strong_20_Emphasis">Конфиденциальность:</text:span> Нельзя раскрывать конфиденциальную информацию, полученную в результате анализа программного обеспечения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6:35:02.183746210</meta:creation-date>
    <dc:date>2025-06-05T16:36:41.671872270</dc:date>
    <meta:editing-duration>PT1M39S</meta:editing-duration>
    <meta:editing-cycles>1</meta:editing-cycles>
    <meta:document-statistic meta:table-count="0" meta:image-count="0" meta:object-count="0" meta:page-count="7" meta:paragraph-count="122" meta:word-count="1702" meta:character-count="12945" meta:non-whitespace-character-count="11471"/>
    <meta:generator>LibreOffice/7.6.4.1$Linux_X86_64 LibreOffice_project/60$Build-1</meta:generator>
  </office:meta>
</office:document-meta>
</file>